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2025-04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2024-12-11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2024-04-02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2023-12-19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2023-04-26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2022-12-15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2022-04-05 2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2021-12-09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2021-04-07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2020-12-09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2020-04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2019-12-11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2019-04-15 2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2018-12-03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2018-04-24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2017-12-20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2017-04-19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2016-12-22 0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2016-04-21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2015-12-1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2015-04-23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2014-12-16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2014-04-14 2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2013-12-17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2013-04-26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2012-12-06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2012-04-17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2011-12-07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2011-04-2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2010-12-08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2010-04-2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2009-12-02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2009-06-17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2008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2007-1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2007-06-05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2006-12-21 0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2006-06-27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2005-12-20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2005-06-21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2004-12-13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2004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2003-12-16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2003-06-12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2002-12-26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2002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2001-12-11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2001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2000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2000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1999-12-21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1999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1998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199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1997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1997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1996-12-19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199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1995-12-15 0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1995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1994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1994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1993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1993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199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1992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1992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1992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1992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1991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1991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1991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1990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1990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1990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1990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1989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1989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1989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1989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198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1987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1987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1987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1986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198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198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1986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1986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1986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1985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1985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1985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198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1985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1985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198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1984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1984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1984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1984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198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1982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1982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1978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620119513801</text:p>
          </table:table-cell>
          <table:table-cell office:value-type="string" calcext:value-type="string">
            <text:p>004N029W13A002S</text:p>
          </table:table-cell>
          <table:table-cell office:value-type="string" calcext:value-type="string">
            <text:p>1978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78" meta:object-count="0"/>
    <meta:user-defined meta:name="AppVersion">3.0</meta:user-defined>
  </office:meta>
</office:document-meta>
</file>